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792cm" style:rel-column-width="2150*"/>
    </style:style>
    <style:style style:name="Tableau1.B" style:family="table-column">
      <style:table-column-properties style:column-width="1.319cm" style:rel-column-width="748*"/>
    </style:style>
    <style:style style:name="Tableau1.K" style:family="table-column">
      <style:table-column-properties style:column-width="1.334cm" style:rel-column-width="756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128cm" style:rel-column-width="2340*"/>
    </style:style>
    <style:style style:name="Tableau2.B" style:family="table-column">
      <style:table-column-properties style:column-width="1.286cm" style:rel-column-width="729*"/>
    </style:style>
    <style:style style:name="Tableau2.K" style:family="table-column">
      <style:table-column-properties style:column-width="1.3cm" style:rel-column-width="737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815cm" style:rel-column-width="2730*"/>
    </style:style>
    <style:style style:name="Tableau3.B" style:family="table-column">
      <style:table-column-properties style:column-width="1.217cm" style:rel-column-width="690*"/>
    </style:style>
    <style:style style:name="Tableau3.K" style:family="table-column">
      <style:table-column-properties style:column-width="1.231cm" style:rel-column-width="698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7.761cm" style:rel-column-width="4400*"/>
    </style:style>
    <style:style style:name="Tableau4.B" style:family="table-column">
      <style:table-column-properties style:column-width="0.923cm" style:rel-column-width="523*"/>
    </style:style>
    <style:style style:name="Tableau4.K" style:family="table-column">
      <style:table-column-properties style:column-width="0.937cm" style:rel-column-width="531*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K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de travail de …...............................</text:p>
      <text:p text:style-name="Standard">Du......... au …........................................</text:p>
      <text:p text:style-name="Standard"/>
      <table:table table:name="Tableau1" table:style-name="Tableau1">
        <table:table-column table:style-name="Tableau1.A"/>
        <table:table-column table:style-name="Tableau1.B" table:number-columns-repeated="9"/>
        <table:table-column table:style-name="Tableau1.K"/>
        <table:table-row>
          <table:table-cell table:style-name="Tableau1.A1" table:number-columns-spanned="11" office:value-type="string">
            <text:p text:style-name="P1">Lecture : je sais encoder des mo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Table_20_Contents">Dictées muett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K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uzzl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K2" office:value-type="string">
            <text:p text:style-name="Table_20_Contents"/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>
          <table:table-cell table:style-name="Tableau4.A1" table:number-columns-spanned="11" office:value-type="string">
            <text:p text:style-name="P2">Lecture : je déchiffre des textes inconn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Table_20_Contents">Je lis des livres de la bibliothèques simples</text:p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K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Jeu des mimes</text:p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K2" office:value-type="string">
            <text:p text:style-name="Table_20_Contents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 table:number-columns-repeated="9"/>
        <table:table-column table:style-name="Tableau2.K"/>
        <table:table-row>
          <table:table-cell table:style-name="Tableau2.A1" table:number-columns-spanned="11" office:value-type="string">
            <text:p text:style-name="P1">Lecture : je connais mes mots-outi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Table_20_Contents">Deux par deux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K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Dictées sur ordinateurs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K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Loto des mots-outils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K2" office:value-type="string">
            <text:p text:style-name="Table_20_Contents"/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 table:number-columns-repeated="9"/>
        <table:table-column table:style-name="Tableau3.K"/>
        <table:table-row>
          <table:table-cell table:style-name="Tableau3.A1" table:number-columns-spanned="11" office:value-type="string">
            <text:p text:style-name="P2">Maths : je sais dénombrer jusqu'à 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Table_20_Contents">Les fuseaux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K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Les jetons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K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Les barres rouges et bleues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K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1-08T20:29:02.34</meta:creation-date>
    <meta:document-statistic meta:table-count="4" meta:image-count="0" meta:object-count="0" meta:page-count="1" meta:paragraph-count="16" meta:word-count="67" meta:character-count="439"/>
    <dc:date>2018-11-08T20:39:58.71</dc:date>
    <dc:creator>Sabrina Agnellini</dc:creator>
    <meta:editing-duration>PT10M59S</meta:editing-duration>
    <meta:editing-cycles>1</meta:editing-cycles>
    <meta:generator>OpenOffice/4.1.5$Win32 OpenOffice.org_project/415m1$Build-9789</meta:generator>
  </office:meta>
</office:document-meta>
</file>